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5.934cm" fo:margin-left="-0.106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3.096cm"/>
    </style:style>
    <style:style style:name="Tabelle1.B" style:family="table-column">
      <style:table-column-properties style:column-width="1.905cm"/>
    </style:style>
    <style:style style:name="Tabelle1.E" style:family="table-column">
      <style:table-column-properties style:column-width="2.196cm"/>
    </style:style>
    <style:style style:name="Tabelle1.F" style:family="table-column">
      <style:table-column-properties style:column-width="2.081cm"/>
    </style:style>
    <style:style style:name="Tabelle1.G" style:family="table-column">
      <style:table-column-properties style:column-width="2.205cm"/>
    </style:style>
    <style:style style:name="Tabelle1.H" style:family="table-column">
      <style:table-column-properties style:column-width="1.799cm"/>
    </style:style>
    <style:style style:name="Tabelle1.J" style:family="table-column">
      <style:table-column-properties style:column-width="6.937cm"/>
    </style:style>
    <style:style style:name="Tabelle1.1" style:family="table-row">
      <style:table-row-properties style:min-row-height="1.799cm" fo:background-color="transparent" fo:keep-together="auto">
        <style:background-image/>
      </style:table-row-properties>
    </style:style>
    <style:style style:name="Tabelle1.A1" style:family="table-cell">
      <style:table-cell-properties style:border-line-width-right="0.005cm 0.005cm 0.005cm" fo:padding="0.049cm" fo:border-left="none" fo:border-right="0.45pt double #000000" fo:border-top="none" fo:border-bottom="0.05pt solid #000000"/>
    </style:style>
    <style:style style:name="Tabelle1.B1" style:family="table-cell">
      <style:table-cell-properties fo:padding="0cm" fo:border-left="1.75pt solid #000000" fo:border-right="none" fo:border-top="none" fo:border-bottom="0.05pt solid #000000"/>
    </style:style>
    <style:style style:name="Tabelle1.C1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2" style:family="table-row">
      <style:table-row-properties style:min-row-height="1.656cm" fo:background-color="transparent" fo:keep-together="auto">
        <style:background-image/>
      </style:table-row-properties>
    </style:style>
    <style:style style:name="Tabelle1.A2" style:family="table-cell">
      <style:table-cell-properties fo:background-color="transparent" fo:padding="0cm" fo:border-left="none" fo:border-right="none" fo:border-top="1.75pt solid #000000" fo:border-bottom="0.05pt solid #000000">
        <style:background-image/>
      </style:table-cell-properties>
    </style:style>
    <style:style style:name="Tabelle1.B2" style:family="table-cell">
      <style:table-cell-properties fo:background-color="transparent" fo:padding="0cm" fo:border-left="1.75pt solid #000000" fo:border-right="none" fo:border-top="1.75pt solid #000000" fo:border-bottom="0.05pt solid #000000">
        <style:background-image/>
      </style:table-cell-properties>
    </style:style>
    <style:style style:name="Tabelle1.C2" style:family="table-cell">
      <style:table-cell-properties fo:background-color="transparent" fo:padding="0cm" fo:border-left="0.05pt solid #000000" fo:border-right="none" fo:border-top="1.75pt solid #000000" fo:border-bottom="0.05pt solid #000000">
        <style:background-image/>
      </style:table-cell-properties>
    </style:style>
    <style:style style:name="Tabelle1.F2" style:family="table-cell">
      <style:table-cell-properties style:vertical-align="" fo:background-color="transparent" fo:padding="0cm" fo:border-left="0.05pt solid #000000" fo:border-right="none" fo:border-top="1.75pt solid #000000" fo:border-bottom="0.05pt solid #000000" style:writing-mode="page">
        <style:background-image/>
      </style:table-cell-properties>
    </style:style>
    <style:style style:name="Tabelle1.3" style:family="table-row">
      <style:table-row-properties style:min-row-height="1.861cm" fo:background-color="transparent" fo:keep-together="auto">
        <style:background-image/>
      </style:table-row-properties>
    </style:style>
    <style:style style:name="Tabelle1.A3" style:family="table-cell">
      <style:table-cell-properties fo:background-color="transparent" style:border-line-width-right="0.005cm 0.005cm 0.005cm" fo:padding="0.049cm" fo:border-left="none" fo:border-right="0.45pt double #000000" fo:border-top="none" fo:border-bottom="0.05pt solid #000000">
        <style:background-image/>
      </style:table-cell-properties>
    </style:style>
    <style:style style:name="Tabelle1.B3" style:family="table-cell">
      <style:table-cell-properties fo:background-color="transparent" fo:padding="0cm" fo:border-left="1.75pt solid #000000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D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E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F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G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H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I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J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4" style:family="table-row">
      <style:table-row-properties style:min-row-height="1.984cm" fo:background-color="transparent" fo:keep-together="auto">
        <style:background-image/>
      </style:table-row-properties>
    </style:style>
    <style:style style:name="Tabelle1.A4" style:family="table-cell">
      <style:table-cell-properties fo:background-color="transparent" style:border-line-width-right="0.005cm 0.005cm 0.005cm" fo:padding="0.049cm" fo:border-left="none" fo:border-right="0.45pt double #000000" fo:border-top="none" fo:border-bottom="0.05pt solid #000000">
        <style:background-image/>
      </style:table-cell-properties>
    </style:style>
    <style:style style:name="Tabelle1.B4" style:family="table-cell">
      <style:table-cell-properties fo:background-color="transparent" fo:padding="0cm" fo:border-left="1.75pt solid #000000" fo:border-right="none" fo:border-top="none" fo:border-bottom="0.05pt solid #000000">
        <style:background-image/>
      </style:table-cell-properties>
    </style:style>
    <style:style style:name="Tabelle1.C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D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E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F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G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H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I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J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5" style:family="table-row">
      <style:table-row-properties style:min-row-height="1.505cm" fo:background-color="transparent" fo:keep-together="auto">
        <style:background-image/>
      </style:table-row-properties>
    </style:style>
    <style:style style:name="Tabelle1.C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D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E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F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G5" style:family="table-cell">
      <style:table-cell-properties style:vertical-align="" fo:background-color="transparent" fo:padding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H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I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J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A6" style:family="table-cell">
      <style:table-cell-properties style:border-line-width-right="0.005cm 0.005cm 0.005cm" fo:padding="0.049cm" fo:border-left="none" fo:border-right="0.45pt double #000000" fo:border-top="none" fo:border-bottom="none"/>
    </style:style>
    <style:style style:name="Tabelle1.B6" style:family="table-cell">
      <style:table-cell-properties fo:padding="0cm" fo:border-left="1.75pt solid #000000" fo:border-right="none" fo:border-top="none" fo:border-bottom="none"/>
    </style:style>
    <style:style style:name="Tabelle1.C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D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E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F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G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H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I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J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2aa3c4" style:font-size-asian="10.5pt" style:font-size-complex="10.5p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230dc2" style:font-size-asian="12pt" style:font-size-complex="12pt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2aa3c4" style:font-size-asian="12pt" style:font-size-complex="12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230dc2" style:font-size-asian="12pt" style:font-size-complex="12pt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2aa3c4" style:font-size-asian="12pt" style:font-size-complex="12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230dc2" style:font-size-asian="12pt" style:font-size-complex="12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2aa3c4" style:font-size-asian="12pt" style:font-size-complex="12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bcbcb" officeooo:paragraph-rsid="000bcbcb" fo:background-color="transparent" style:font-size-asian="12pt" style:font-size-complex="12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bcbcb" officeooo:paragraph-rsid="000d7c0d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9f7bf" officeooo:paragraph-rsid="0009f7bf" fo:background-color="transparent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8fba2" officeooo:paragraph-rsid="0018fba2" fo:background-color="transparent" style:font-size-asian="12pt" style:font-size-complex="12p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60df6" officeooo:paragraph-rsid="00060df6" fo:background-color="transparent" style:font-size-asian="12pt" style:font-size-complex="12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60df6" officeooo:paragraph-rsid="00298cbd" fo:background-color="transparent" style:font-size-asian="12pt" style:font-size-complex="12pt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060df6" fo:background-color="transparent" style:font-size-asian="12pt" style:font-size-complex="12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officeooo:rsid="001f1798" officeooo:paragraph-rsid="001f1798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officeooo:rsid="00230dc2" officeooo:paragraph-rsid="00230dc2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officeooo:rsid="0009f7bf" officeooo:paragraph-rsid="0009f7bf" fo:background-color="transparen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officeooo:rsid="0018fba2" officeooo:paragraph-rsid="0018fba2" fo:background-color="transparen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bcbcb" fo:background-color="transparen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d7c0d" fo:background-color="transparen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fo:background-color="transparen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officeooo:paragraph-rsid="00256f92" fo:background-color="transparent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background-color="transparen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officeooo:rsid="00256f92" officeooo:paragraph-rsid="00256f92" fo:background-color="transparen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officeooo:rsid="00264659" officeooo:paragraph-rsid="00264659" fo:background-color="transparen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officeooo:rsid="002aa3c4" officeooo:paragraph-rsid="002aa3c4"/>
    </style:style>
    <style:style style:name="P31" style:family="paragraph" style:parent-style-name="Standard">
      <style:paragraph-properties fo:text-align="center" style:justify-single-word="false"/>
      <style:text-properties officeooo:rsid="002aa3c4" officeooo:paragraph-rsid="002aa3c4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paragraph-rsid="002dbd20" fo:background-color="transparen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officeooo:rsid="0009f7bf" officeooo:paragraph-rsid="0009f7bf" fo:background-color="transparen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bcbcb" fo:background-color="transparen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paragraph-rsid="002bc534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paragraph-rsid="002dbd20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bcbcb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d7c0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9f7bf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d7c0d" officeooo:paragraph-rsid="000d7c0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9f7bf" officeooo:paragraph-rsid="0009f7bf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060df6" officeooo:paragraph-rsid="002dbd20" fo:background-color="transparent" style:font-size-asian="10.5pt" style:font-size-complex="10.5pt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2dbd20" style:font-size-asian="10.5pt" style:font-size-complex="10.5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cbc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bcbcb"/>
    </style:style>
    <style:style style:name="T5" style:family="text">
      <style:text-properties style:text-position="0% 100%" officeooo:rsid="000d7c0d"/>
    </style:style>
    <style:style style:name="T6" style:family="text">
      <style:text-properties officeooo:rsid="000d7c0d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256f92" style:font-size-asian="10.5pt" style:font-size-complex="10.5pt"/>
    </style:style>
    <style:style style:name="T9" style:family="text">
      <style:text-properties fo:font-size="10.5pt" officeooo:rsid="00264659" style:font-size-asian="10.5pt" style:font-size-complex="10.5pt"/>
    </style:style>
    <style:style style:name="T10" style:family="text">
      <style:text-properties fo:font-size="10.5pt" officeooo:rsid="002dbd20" style:font-size-asian="10.5pt" style:font-size-complex="10.5pt"/>
    </style:style>
    <style:style style:name="T11" style:family="text">
      <style:text-properties officeooo:rsid="0018fba2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0bcbcb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2bc534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2dbd20" style:font-size-asian="11pt" style:font-weight-asian="normal" style:font-size-complex="11pt" style:font-weight-complex="normal"/>
    </style:style>
    <style:style style:name="T16" style:family="text">
      <style:text-properties officeooo:rsid="001f1798"/>
    </style:style>
    <style:style style:name="T17" style:family="text">
      <style:text-properties officeooo:rsid="00256f92"/>
    </style:style>
    <style:style style:name="T18" style:family="text">
      <style:text-properties officeooo:rsid="0025a3ef"/>
    </style:style>
    <style:style style:name="T19" style:family="text">
      <style:text-properties officeooo:rsid="00264659"/>
    </style:style>
    <style:style style:name="T20" style:family="text">
      <style:text-properties officeooo:rsid="0027b780"/>
    </style:style>
    <style:style style:name="T21" style:family="text">
      <style:text-properties officeooo:rsid="002aa3c4"/>
    </style:style>
    <style:style style:name="T22" style:family="text">
      <style:text-properties officeooo:rsid="002bc534"/>
    </style:style>
    <style:style style:name="T23" style:family="text">
      <style:text-properties officeooo:rsid="002dbd20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2dbd20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 table:number-columns-repeated="3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B"/>
        <table:table-column table:style-name="Tabelle1.J"/>
        <table:table-row table:style-name="Tabelle1.1">
          <table:table-cell table:style-name="Tabelle1.A1" office:value-type="string">
            <text:p text:style-name="P4">Method</text:p>
          </table:table-cell>
          <table:table-cell table:style-name="Tabelle1.B1" office:value-type="string">
            <text:p text:style-name="P3"><text:span text:style-name="T22">Class </text:span>1<text:line-break/><text:span text:style-name="T12">Normal</text:span></text:p>
          </table:table-cell>
          <table:table-cell table:style-name="Tabelle1.C1" office:value-type="string">
            <text:p text:style-name="P35"><text:span text:style-name="T22">Class </text:span><text:s/>2<text:line-break/><text:span text:style-name="T14">To big</text:span></text:p>
          </table:table-cell>
          <table:table-cell table:style-name="Tabelle1.C1" office:value-type="string">
            <text:p text:style-name="P35"><text:span text:style-name="T22">Class </text:span><text:s/>4<text:line-break/><text:span text:style-name="T14">To small</text:span></text:p>
          </table:table-cell>
          <table:table-cell table:style-name="Tabelle1.C1" office:value-type="string">
            <text:p text:style-name="P35"><text:span text:style-name="T22">Class </text:span><text:s/>6<text:line-break/><text:span text:style-name="T15">bolus correction</text:span></text:p>
          </table:table-cell>
          <table:table-cell table:style-name="Tabelle1.C1" office:value-type="string">
            <text:p text:style-name="P36"><text:span text:style-name="T22">Class </text:span><text:s/>5<text:line-break/><text:span text:style-name="T15">residue </text:span></text:p>
            <text:p text:style-name="P36"><text:span text:style-name="T15">class</text:span></text:p>
          </table:table-cell>
          <table:table-cell table:style-name="Tabelle1.C1" office:value-type="string">
            <text:p text:style-name="P39">Total amount of</text:p>
            <text:p text:style-name="P41">discovered curves</text:p>
          </table:table-cell>
          <table:table-cell table:style-name="Tabelle1.C1" office:value-type="string">
            <text:p text:style-name="P37"><text:span text:style-name="T11">Total a</text:span>mount of <text:span text:style-name="T6">time series</text:span></text:p>
            <text:p text:style-name="P40">M<text:span text:style-name="T22">xTS</text:span></text:p>
          </table:table-cell>
          <table:table-cell table:style-name="Tabelle1.C1" office:value-type="string">
            <text:p text:style-name="P37">Amount of trainings-samples</text:p>
            <text:p text:style-name="P37">N</text:p>
          </table:table-cell>
          <table:table-cell table:style-name="Tabelle1.C1" office:value-type="string">
            <text:p text:style-name="P38">Duration and </text:p>
            <text:p text:style-name="P37">Compexity <text:span text:style-name="T6">O(N)</text:span></text:p>
          </table:table-cell>
        </table:table-row>
        <table:table-row table:style-name="Tabelle1.2">
          <table:table-cell table:style-name="Tabelle1.A2" office:value-type="string">
            <text:p text:style-name="P27">VBDTW<text:line-break/><text:span text:style-name="T7">(</text:span><text:span text:style-name="T10">threshold</text:span><text:span text:style-name="T7"> &gt; </text:span><text:span text:style-name="T8">6</text:span><text:span text:style-name="T7">0)</text:span></text:p>
          </table:table-cell>
          <table:table-cell table:style-name="Tabelle1.B2" office:value-type="string">
            <text:p text:style-name="P26"><text:span text:style-name="T17">77</text:span><text:line-break/>~ <text:span text:style-name="T18">17,54</text:span> %</text:p>
          </table:table-cell>
          <table:table-cell table:style-name="Tabelle1.C2" office:value-type="string">
            <text:p text:style-name="P26"><text:span text:style-name="T17">18</text:span><text:line-break/>~ <text:span text:style-name="T18">4,1</text:span> %</text:p>
          </table:table-cell>
          <table:table-cell table:style-name="Tabelle1.C2" office:value-type="string">
            <text:p text:style-name="P26"><text:span text:style-name="T17">72</text:span><text:line-break/>~ <text:span text:style-name="T18">16,4</text:span> %</text:p>
          </table:table-cell>
          <table:table-cell table:style-name="Tabelle1.C2" office:value-type="string">
            <text:p text:style-name="P26"><text:span text:style-name="T17">55</text:span><text:line-break/>~ <text:span text:style-name="T18">12,53</text:span> %</text:p>
          </table:table-cell>
          <table:table-cell table:style-name="Tabelle1.F2" office:value-type="string">
            <text:p text:style-name="P26"><text:span text:style-name="T17">217</text:span><text:line-break/>~ <text:span text:style-name="T18">49,43</text:span> %</text:p>
          </table:table-cell>
          <table:table-cell table:style-name="Tabelle1.C2" office:value-type="string">
            <text:p text:style-name="P28">439</text:p>
          </table:table-cell>
          <table:table-cell table:style-name="Tabelle1.C2" office:value-type="string">
            <text:p text:style-name="P22">9716</text:p>
          </table:table-cell>
          <table:table-cell table:style-name="Tabelle1.C2" office:value-type="string">
            <text:p text:style-name="P23">400</text:p>
          </table:table-cell>
          <table:table-cell table:style-name="Tabelle1.C2" office:value-type="string">
            <text:p text:style-name="P21">1,5 h</text:p>
            <text:p text:style-name="P23">O(NxMxT<text:span text:style-name="T6">S</text:span><text:span text:style-name="T1">2</text:span><text:span text:style-name="T3">) </text:span></text:p>
          </table:table-cell>
        </table:table-row>
        <table:table-row table:style-name="Tabelle1.3">
          <table:table-cell table:style-name="Tabelle1.A3" office:value-type="string">
            <text:p text:style-name="P32">DDTW<text:line-break/><text:span text:style-name="T7">(</text:span><text:span text:style-name="T10">threshold</text:span><text:span text:style-name="T7"> <text:s/>&gt; 1</text:span><text:span text:style-name="T9">3</text:span><text:span text:style-name="T7">)</text:span></text:p>
          </table:table-cell>
          <table:table-cell table:style-name="Tabelle1.B3" office:value-type="string">
            <text:p text:style-name="P25"><text:span text:style-name="T19">51</text:span><text:line-break/>~ <text:span text:style-name="T19">25,25</text:span> %</text:p>
          </table:table-cell>
          <table:table-cell table:style-name="Tabelle1.I3" office:value-type="string">
            <text:p text:style-name="P25"><text:span text:style-name="T19">0</text:span><text:line-break/><text:span text:style-name="T19">0</text:span>%</text:p>
          </table:table-cell>
          <table:table-cell table:style-name="Tabelle1.I3" office:value-type="string">
            <text:p text:style-name="P25"><text:span text:style-name="T19">34</text:span><text:line-break/>~<text:span text:style-name="T19">16,83</text:span> %</text:p>
          </table:table-cell>
          <table:table-cell table:style-name="Tabelle1.E3" office:value-type="string">
            <text:p text:style-name="P25"><text:span text:style-name="T19">20</text:span><text:line-break/>~ <text:span text:style-name="T19">9,9 </text:span>%</text:p>
          </table:table-cell>
          <table:table-cell table:style-name="Tabelle1.F3" office:value-type="string">
            <text:p text:style-name="P25"><text:span text:style-name="T19">97</text:span><text:line-break/>~ <text:span text:style-name="T19">48,02</text:span> <text:s/>%</text:p>
          </table:table-cell>
          <table:table-cell table:style-name="Tabelle1.G3" office:value-type="string">
            <text:p text:style-name="P29">202</text:p>
          </table:table-cell>
          <table:table-cell table:style-name="Tabelle1.H3" office:value-type="string">
            <text:p text:style-name="P22">9716</text:p>
          </table:table-cell>
          <table:table-cell table:style-name="Tabelle1.I3" office:value-type="string">
            <text:p text:style-name="P23">400</text:p>
          </table:table-cell>
          <table:table-cell table:style-name="Tabelle1.J3" office:value-type="string">
            <text:p text:style-name="P21">1,5 h</text:p>
            <text:p text:style-name="P24">O(NxMxT<text:span text:style-name="T6">S</text:span><text:span text:style-name="T1">2</text:span><text:span text:style-name="T3">) </text:span></text:p>
          </table:table-cell>
        </table:table-row>
        <table:table-row table:style-name="Tabelle1.4">
          <table:table-cell table:style-name="Tabelle1.A4" office:value-type="string">
            <text:p text:style-name="P18">FBDTW</text:p>
            <text:p text:style-name="P42">(<text:span text:style-name="T23">threshold</text:span> <text:s/>&gt; 30)</text:p>
          </table:table-cell>
          <table:table-cell table:style-name="Tabelle1.B4" office:value-type="string">
            <text:p text:style-name="P16">52</text:p>
            <text:p text:style-name="P16">~ 25,37 %</text:p>
          </table:table-cell>
          <table:table-cell table:style-name="Tabelle1.I4" office:value-type="string">
            <text:p text:style-name="P17">0</text:p>
            <text:p text:style-name="P17">0 %</text:p>
          </table:table-cell>
          <table:table-cell table:style-name="Tabelle1.I4" office:value-type="string">
            <text:p text:style-name="P16">16</text:p>
            <text:p text:style-name="P16">~ 7,8 %</text:p>
          </table:table-cell>
          <table:table-cell table:style-name="Tabelle1.E4" office:value-type="string">
            <text:p text:style-name="P16">34</text:p>
            <text:p text:style-name="P16">~ 16,59 %</text:p>
          </table:table-cell>
          <table:table-cell table:style-name="Tabelle1.F4" office:value-type="string">
            <text:p text:style-name="P16">103</text:p>
            <text:p text:style-name="P16">~ 50,24 %</text:p>
          </table:table-cell>
          <table:table-cell table:style-name="Tabelle1.G4" office:value-type="string">
            <text:p text:style-name="P14">205</text:p>
          </table:table-cell>
          <table:table-cell table:style-name="Tabelle1.H4" office:value-type="string">
            <text:p text:style-name="P15">9716</text:p>
          </table:table-cell>
          <table:table-cell table:style-name="Tabelle1.I4" office:value-type="string">
            <text:p text:style-name="P12">400</text:p>
          </table:table-cell>
          <table:table-cell table:style-name="Tabelle1.J4" office:value-type="string">
            <text:p text:style-name="P14"><text:span text:style-name="T20">3</text:span> h</text:p>
            <text:p text:style-name="P13">O(NxMxT<text:span text:style-name="T6">S</text:span><text:span text:style-name="T1">2</text:span><text:span text:style-name="T3">) </text:span></text:p>
          </table:table-cell>
        </table:table-row>
        <table:table-row table:style-name="Tabelle1.5">
          <table:table-cell table:style-name="Tabelle1.A1" office:value-type="string">
            <text:p text:style-name="P6">AFBDTW</text:p>
            <text:p text:style-name="P43">(<text:span text:style-name="T23">t</text:span><text:span text:style-name="T25">hreshold</text:span><text:span text:style-name="T24"> <text:s/></text:span>&gt; <text:span text:style-name="T16">16</text:span>)</text:p>
          </table:table-cell>
          <table:table-cell table:style-name="Tabelle1.B1" office:value-type="string">
            <text:p text:style-name="P20">186</text:p>
            <text:p text:style-name="P20">~ 25,76 %</text:p>
          </table:table-cell>
          <table:table-cell table:style-name="Tabelle1.I5" office:value-type="string">
            <text:p text:style-name="P20">0</text:p>
            <text:p text:style-name="P20"><text:s/>0 %</text:p>
          </table:table-cell>
          <table:table-cell table:style-name="Tabelle1.I5" office:value-type="string">
            <text:p text:style-name="P20">147</text:p>
            <text:p text:style-name="P20">~ 20,36 %</text:p>
          </table:table-cell>
          <table:table-cell table:style-name="Tabelle1.E5" office:value-type="string">
            <text:p text:style-name="P20">90</text:p>
            <text:p text:style-name="P20">~12,47 %</text:p>
          </table:table-cell>
          <table:table-cell table:style-name="Tabelle1.F5" office:value-type="string">
            <text:p text:style-name="P20">299</text:p>
            <text:p text:style-name="P20"><text:span text:style-name="T23">~ </text:span>41,41 %</text:p>
          </table:table-cell>
          <table:table-cell table:style-name="Tabelle1.G5" office:value-type="string">
            <text:p text:style-name="P20">722</text:p>
          </table:table-cell>
          <table:table-cell table:style-name="Tabelle1.H5" office:value-type="string">
            <text:p text:style-name="P1">9716</text:p>
          </table:table-cell>
          <table:table-cell table:style-name="Tabelle1.I5" office:value-type="string">
            <text:p text:style-name="P20">400</text:p>
          </table:table-cell>
          <table:table-cell table:style-name="Tabelle1.J5" office:value-type="string">
            <text:p text:style-name="P10"><text:span text:style-name="T20">4</text:span> h</text:p>
            <text:p text:style-name="P8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5">
          <table:table-cell table:style-name="Tabelle1.A6" office:value-type="string">
            <text:p text:style-name="P19">CNN</text:p>
          </table:table-cell>
          <table:table-cell table:style-name="Tabelle1.B6" office:value-type="string">
            <text:p text:style-name="P30"/>
          </table:table-cell>
          <table:table-cell table:style-name="Tabelle1.I6" office:value-type="string">
            <text:p text:style-name="P2"/>
          </table:table-cell>
          <table:table-cell table:style-name="Tabelle1.I6" office:value-type="string">
            <text:p text:style-name="P2"/>
          </table:table-cell>
          <table:table-cell table:style-name="Tabelle1.E6" office:value-type="string">
            <text:p text:style-name="P2"/>
          </table:table-cell>
          <table:table-cell table:style-name="Tabelle1.F6" office:value-type="string">
            <text:p text:style-name="P2"/>
          </table:table-cell>
          <table:table-cell table:style-name="Tabelle1.G6" office:value-type="string">
            <text:p text:style-name="P2"/>
          </table:table-cell>
          <table:table-cell table:style-name="Tabelle1.H6" office:value-type="string">
            <text:p text:style-name="Standard"/>
          </table:table-cell>
          <table:table-cell table:style-name="Tabelle1.I6" office:value-type="string">
            <text:p text:style-name="P2"/>
          </table:table-cell>
          <table:table-cell table:style-name="Tabelle1.J6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51:11.329139517</meta:creation-date>
    <dc:date>2018-03-21T09:46:25.260895854</dc:date>
    <meta:editing-duration>PT16H23M30S</meta:editing-duration>
    <meta:editing-cycles>16</meta:editing-cycles>
    <meta:generator>LibreOffice/5.1.6.2$Linux_X86_64 LibreOffice_project/10m0$Build-2</meta:generator>
    <meta:document-statistic meta:table-count="1" meta:image-count="0" meta:object-count="0" meta:page-count="1" meta:paragraph-count="72" meta:word-count="156" meta:character-count="626" meta:non-whitespace-character-count="527"/>
  </office:meta>
</office:document-meta>
</file>